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ψ</mo>
            <mrow>
              <mo stretchy="false">(</mo>
              <mrow>
                <mi>t</mi>
              </mrow>
              <mo stretchy="false">)</mo>
            </mrow>
          </mrow>
          <mo stretchy="false">∣</mo>
          <mrow>
            <mo stretchy="false">ψ</mo>
            <mrow>
              <mo stretchy="false">(</mo>
              <mrow>
                <mi>t</mi>
              </mrow>
              <mo stretchy="false">)</mo>
            </mrow>
          </mrow>
        </mrow>
      </mfenced>
      <mrow>
        <mi/>
        <mover>
          <mo stretchy="false">=</mo>
          <mtext>!</mtext>
        </mover>
        <mi/>
      </mrow>
      <mfenced open="〈" close="〉">
        <mrow>
          <mrow>
            <mo stretchy="false">ψ</mo>
            <mrow>
              <mo stretchy="false">(</mo>
              <mrow>
                <msub>
                  <mi>t</mi>
                  <mn>0</mn>
                </msub>
              </mrow>
              <mo stretchy="false">)</mo>
            </mrow>
          </mrow>
          <mo stretchy="false">∣</mo>
          <mrow>
            <mo stretchy="false">ψ</mo>
            <mrow>
              <mo stretchy="false">(</mo>
              <mrow>
                <msub>
                  <mi>t</mi>
                  <mn>0</mn>
                </msub>
              </mrow>
              <mo stretchy="false">)</mo>
            </mrow>
          </mrow>
        </mrow>
      </mfenced>
    </mrow>
    <annotation encoding="StarMath 5.0">left langle %ipsi (t) mline %ipsi (t) right rangle 
`= csup "!"`
left langle %ipsi (t_0) mline %ipsi (t_0)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07:38.927000000</meta:creation-date>
    <meta:generator>LibreOffice/4.1.4.2$Windows_x86 LibreOffice_project/0a0440ccc0227ad9829de5f46be37cfb6edcf72</meta:generator>
  </office:meta>
</office:document-meta>
</file>